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Heading_20_3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iario de trabajo del proyecto</text:h>
      <text:h text:style-name="P2" text:outline-level="1"><draw:frame draw:style-name="fr1" draw:name="graphics1" text:anchor-type="paragraph" svg:x="0.61cm" svg:y="3.434cm" svg:width="9.58cm" svg:height="10.029cm" draw:z-index="0"><draw:image xlink:href="../../res/img/icons/cryptic-icon.png" xlink:type="simple" xlink:show="embed" xlink:actuate="onLoad" draw:filter-name="&lt;All formats&gt;"/></draw:frame>"HUBIC"</text:h>
      <text:h text:style-name="P3" text:outline-level="3">2023/04/15: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9S</meta:editing-duration>
    <meta:editing-cycles>4</meta:editing-cycles>
    <meta:generator>OpenOffice/4.1.14$Win32 OpenOffice.org_project/4114m1$Build-9811</meta:generator>
    <dc:date>2023-04-15T08:16:01.04</dc:date>
    <dc:creator>Pablo Hombre Lopez</dc:creator>
    <meta:document-statistic meta:table-count="0" meta:image-count="1" meta:object-count="0" meta:page-count="2" meta:paragraph-count="4" meta:word-count="8" meta:character-count="51"/>
    <meta:user-defined meta:name="Info 1"/>
    <meta:user-defined meta:name="Info 2"/>
    <meta:user-defined meta:name="Info 3"/>
    <meta:user-defined meta:name="Info 4"/>
  </office:meta>
</office:document-meta>
</file>